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3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Heading_20_1">
      <style:paragraph-properties fo:line-height="100%"/>
      <style:text-properties style:font-name="Arial" fo:font-size="11pt" style:font-size-asian="11pt" style:font-size-complex="11pt"/>
    </style:style>
    <style:style style:name="T1" style:family="text">
      <style:text-properties fo:font-variant="normal" fo:text-transform="none" fo:color="#666666" fo:letter-spacing="0.026cm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itinhakualgoritmien A* ja Dijkstra vertailua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line-height="100%"/>
      <style:text-properties style:font-name="Arial" fo:font-size="11pt" style:font-size-asian="11pt" style:font-size-complex="11pt"/>
    </style:style>
    <style:style style:name="MP2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MT1" style:family="text">
      <style:text-properties fo:font-variant="normal" fo:text-transform="none" fo:color="#666666" fo:letter-spacing="0.026cm" fo:font-style="normal" fo:font-weight="normal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46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Aineopintojen harjoitustyö: Tietorakenteet ja algoritmit</text:span></text:h>
        <text:p text:style-name="MP2"><text:span text:style-name="MT1">Oskari Jokinen, Helsingin Yliopisto, Tietojenkäsittelytieteen laitos, kevät 20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en Oskari</meta:initial-creator>
    <meta:creation-date>2014-01-15T15:26:33</meta:creation-date>
    <dc:date>2014-01-15T15:30:54</dc:date>
    <dc:creator>Jokinen Oskari</dc:creator>
    <meta:editing-duration>P0D</meta:editing-duration>
    <meta:editing-cycles>1</meta:editing-cycles>
    <meta:document-statistic meta:table-count="0" meta:image-count="0" meta:object-count="0" meta:page-count="1" meta:paragraph-count="3" meta:word-count="18" meta:character-count="182" meta:non-whitespace-character-count="182"/>
    <meta:generator>LibreOffice/3.5$Linux_X86_64 LibreOffice_project/350m1$Build-2</meta:generator>
  </office:meta>
</office:document-meta>
</file>